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frame draw:z-index="0" draw:style-name="gr1" svg:width="15.999cm" svg:height="8.987cm" svg:x="5.937cm" svg:y="3.999cm">
            <draw:object draw:notify-on-update-of-ranges="Feuille1.A2:Feuille1.A15 Feuille1.D1:Feuille1.D1 Feuille1.D2:Feuille1.D15 Feuille1.F1:Feuille1.F1 Feuille1.F2:Feuille1.F15 Feuille1.A2:Feuille1.A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Fréquence</text:p>
          </table:table-cell>
          <table:table-cell office:value-type="string">
            <text:p>Émetteur/Récepteur</text:p>
          </table:table-cell>
          <table:table-cell office:value-type="string">
            <text:p>Fibre</text:p>
          </table:table-cell>
          <table:table-cell office:value-type="string">
            <text:p>Fibre seule</text:p>
          </table:table-cell>
          <table:table-cell office:value-type="string">
            <text:p>Coax</text:p>
          </table:table-cell>
          <table:table-cell office:value-type="string">
            <text:p>Coax seul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-37.81">
            <text:p>-37,81</text:p>
          </table:table-cell>
          <table:table-cell office:value-type="float" office:value="-55.25">
            <text:p>-55,25</text:p>
          </table:table-cell>
          <table:table-cell table:formula="of:=[.C2]-[.B2]" office:value-type="float" office:value="-17.44">
            <text:p>-17,44</text:p>
          </table:table-cell>
          <table:table-cell office:value-type="float" office:value="-100">
            <text:p>-100</text:p>
          </table:table-cell>
          <table:table-cell table:formula="of:=[.E2]-[.B2]" office:value-type="float" office:value="-62.19">
            <text:p>-62,19</text:p>
          </table:table-cell>
        </table:table-row>
        <table:table-row table:style-name="ro2">
          <table:table-cell office:value-type="float" office:value="950">
            <text:p>950</text:p>
          </table:table-cell>
          <table:table-cell office:value-type="float" office:value="-32.11">
            <text:p>-32,11</text:p>
          </table:table-cell>
          <table:table-cell office:value-type="float" office:value="-45.67">
            <text:p>-45,67</text:p>
          </table:table-cell>
          <table:table-cell table:formula="of:=[.C3]-[.B3]" office:value-type="float" office:value="-13.56">
            <text:p>-13,56</text:p>
          </table:table-cell>
          <table:table-cell office:value-type="float" office:value="-85.69">
            <text:p>-85,69</text:p>
          </table:table-cell>
          <table:table-cell table:formula="of:=[.E3]-[.B3]" office:value-type="float" office:value="-53.58">
            <text:p>-53,58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-35.48">
            <text:p>-35,48</text:p>
          </table:table-cell>
          <table:table-cell office:value-type="float" office:value="-54.38">
            <text:p>-54,38</text:p>
          </table:table-cell>
          <table:table-cell table:formula="of:=[.C4]-[.B4]" office:value-type="float" office:value="-18.9">
            <text:p>-18,9</text:p>
          </table:table-cell>
          <table:table-cell office:value-type="float" office:value="-78.31">
            <text:p>-78,31</text:p>
          </table:table-cell>
          <table:table-cell table:formula="of:=[.E4]-[.B4]" office:value-type="float" office:value="-42.83">
            <text:p>-42,83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-34.17">
            <text:p>-34,17</text:p>
          </table:table-cell>
          <table:table-cell office:value-type="float" office:value="-66.35">
            <text:p>-66,35</text:p>
          </table:table-cell>
          <table:table-cell table:formula="of:=[.C5]-[.B5]" office:value-type="float" office:value="-32.18">
            <text:p>-32,18</text:p>
          </table:table-cell>
          <table:table-cell office:value-type="float" office:value="-70.85">
            <text:p>-70,85</text:p>
          </table:table-cell>
          <table:table-cell table:formula="of:=[.E5]-[.B5]" office:value-type="float" office:value="-36.68">
            <text:p>-36,68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-31.21">
            <text:p>-31,21</text:p>
          </table:table-cell>
          <table:table-cell office:value-type="float" office:value="-66.03">
            <text:p>-66,03</text:p>
          </table:table-cell>
          <table:table-cell table:formula="of:=[.C6]-[.B6]" office:value-type="float" office:value="-34.82">
            <text:p>-34,82</text:p>
          </table:table-cell>
          <table:table-cell office:value-type="float" office:value="-59.17">
            <text:p>-59,17</text:p>
          </table:table-cell>
          <table:table-cell table:formula="of:=[.E6]-[.B6]" office:value-type="float" office:value="-27.96">
            <text:p>-27,96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-23.94">
            <text:p>-23,94</text:p>
          </table:table-cell>
          <table:table-cell office:value-type="float" office:value="-44.65">
            <text:p>-44,65</text:p>
          </table:table-cell>
          <table:table-cell table:formula="of:=[.C7]-[.B7]" office:value-type="float" office:value="-20.71">
            <text:p>-20,71</text:p>
          </table:table-cell>
          <table:table-cell office:value-type="float" office:value="-40.37">
            <text:p>-40,37</text:p>
          </table:table-cell>
          <table:table-cell table:formula="of:=[.E7]-[.B7]" office:value-type="float" office:value="-16.43">
            <text:p>-16,43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-24.8">
            <text:p>-24,8</text:p>
          </table:table-cell>
          <table:table-cell office:value-type="float" office:value="-50.61">
            <text:p>-50,61</text:p>
          </table:table-cell>
          <table:table-cell table:formula="of:=[.C8]-[.B8]" office:value-type="float" office:value="-25.81">
            <text:p>-25,81</text:p>
          </table:table-cell>
          <table:table-cell office:value-type="float" office:value="-37">
            <text:p>-37</text:p>
          </table:table-cell>
          <table:table-cell table:formula="of:=[.E8]-[.B8]" office:value-type="float" office:value="-12.2">
            <text:p>-12,2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-20.51">
            <text:p>-20,51</text:p>
          </table:table-cell>
          <table:table-cell office:value-type="float" office:value="-60.44">
            <text:p>-60,44</text:p>
          </table:table-cell>
          <table:table-cell table:formula="of:=[.C9]-[.B9]" office:value-type="float" office:value="-39.93">
            <text:p>-39,93</text:p>
          </table:table-cell>
          <table:table-cell office:value-type="float" office:value="-32.37">
            <text:p>-32,37</text:p>
          </table:table-cell>
          <table:table-cell table:formula="of:=[.E9]-[.B9]" office:value-type="float" office:value="-11.86">
            <text:p>-11,86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-26.95">
            <text:p>-26,95</text:p>
          </table:table-cell>
          <table:table-cell office:value-type="float" office:value="-36.31">
            <text:p>-36,31</text:p>
          </table:table-cell>
          <table:table-cell table:formula="of:=[.C10]-[.B10]" office:value-type="float" office:value="-9.36">
            <text:p>-9,36</text:p>
          </table:table-cell>
          <table:table-cell office:value-type="float" office:value="-32">
            <text:p>-32</text:p>
          </table:table-cell>
          <table:table-cell table:formula="of:=[.E10]-[.B10]" office:value-type="float" office:value="-5.05">
            <text:p>-5,0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-32.05">
            <text:p>-32,05</text:p>
          </table:table-cell>
          <table:table-cell office:value-type="float" office:value="-44.1">
            <text:p>-44,1</text:p>
          </table:table-cell>
          <table:table-cell table:formula="of:=[.C11]-[.B11]" office:value-type="float" office:value="-12.05">
            <text:p>-12,05</text:p>
          </table:table-cell>
          <table:table-cell office:value-type="float" office:value="-35.64">
            <text:p>-35,64</text:p>
          </table:table-cell>
          <table:table-cell table:formula="of:=[.E11]-[.B11]" office:value-type="float" office:value="-3.59">
            <text:p>-3,59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-31.78">
            <text:p>-31,78</text:p>
          </table:table-cell>
          <table:table-cell office:value-type="float" office:value="-51.32">
            <text:p>-51,32</text:p>
          </table:table-cell>
          <table:table-cell table:formula="of:=[.C12]-[.B12]" office:value-type="float" office:value="-19.54">
            <text:p>-19,54</text:p>
          </table:table-cell>
          <table:table-cell office:value-type="float" office:value="-39">
            <text:p>-39</text:p>
          </table:table-cell>
          <table:table-cell table:formula="of:=[.E12]-[.B12]" office:value-type="float" office:value="-7.22">
            <text:p>-7,22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-33.29">
            <text:p>-33,29</text:p>
          </table:table-cell>
          <table:table-cell office:value-type="float" office:value="-53.22">
            <text:p>-53,22</text:p>
          </table:table-cell>
          <table:table-cell table:formula="of:=[.C13]-[.B13]" office:value-type="float" office:value="-19.93">
            <text:p>-19,93</text:p>
          </table:table-cell>
          <table:table-cell office:value-type="float" office:value="-38.15">
            <text:p>-38,15</text:p>
          </table:table-cell>
          <table:table-cell table:formula="of:=[.E13]-[.B13]" office:value-type="float" office:value="-4.86">
            <text:p>-4,8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28.79">
            <text:p>-28,79</text:p>
          </table:table-cell>
          <table:table-cell office:value-type="float" office:value="-51.35">
            <text:p>-51,35</text:p>
          </table:table-cell>
          <table:table-cell table:formula="of:=[.C14]-[.B14]" office:value-type="float" office:value="-22.56">
            <text:p>-22,56</text:p>
          </table:table-cell>
          <table:table-cell office:value-type="float" office:value="-33.46">
            <text:p>-33,46</text:p>
          </table:table-cell>
          <table:table-cell table:formula="of:=[.E14]-[.B14]" office:value-type="float" office:value="-4.67">
            <text:p>-4,67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-52.32">
            <text:p>-52,32</text:p>
          </table:table-cell>
          <table:table-cell table:formula="of:=[.C15]-[.B15]" office:value-type="float" office:value="-22.32">
            <text:p>-22,32</text:p>
          </table:table-cell>
          <table:table-cell office:value-type="float" office:value="-31.9">
            <text:p>-31,9</text:p>
          </table:table-cell>
          <table:table-cell table:formula="of:=[.E15]-[.B15]" office:value-type="float" office:value="-1.9">
            <text:p>-1,9</text:p>
          </table:table-cell>
        </table:table-row>
      </table:table>
      <table:table table:name="Feuille2" table:style-name="ta1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4T08:14:42.72</meta:creation-date>
    <dc:date>2013-03-14T10:06:30.78</dc:date>
    <meta:editing-duration>PT4M</meta:editing-duration>
    <meta:editing-cycles>1</meta:editing-cycles>
    <meta:document-statistic meta:table-count="3" meta:cell-count="90" meta:object-count="1"/>
    <meta:generator>LibreOffice/3.5$Windows_x86 LibreOffice_project/7122e39-92ed229-498d286-15e43b4-d70da2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8.988cm" xlink:href=".." xlink:type="simple" chart:class="chart:scatter" chart:style-name="ch1">
        <chart:legend chart:legend-position="end" svg:x="12.963cm" svg:y="3.92cm" style:legend-expansion="high" chart:style-name="ch2"/>
        <chart:plot-area chart:style-name="ch3" table:cell-range-address="Feuille1.A2:Feuille1.A15 Feuille1.D1:Feuille1.D15 Feuille1.F1:Feuille1.F15" chart:data-source-has-labels="row" svg:x="1.358cm" svg:y="0.851cm" svg:width="10.965cm" svg:height="6.95cm">
          <chartooo:coordinate-region svg:x="2.085cm" svg:y="1.063cm" svg:width="9.773cm" svg:height="6.526cm"/>
          <chart:axis chart:dimension="x" chart:name="primary-x" chart:style-name="ch4">
            <chart:title svg:x="5.552cm" svg:y="7.981cm" chart:style-name="ch5">
              <text:p>Fréquence (MHz)</text:p>
            </chart:title>
          </chart:axis>
          <chart:axis chart:dimension="y" chart:name="primary-y" chart:style-name="ch6">
            <chart:title svg:x="0.451cm" svg:y="5.653cm" chart:style-name="ch7">
              <text:p>Puissance (dBm)</text:p>
            </chart:title>
            <chart:grid chart:style-name="ch8" chart:class="major"/>
          </chart:axis>
          <chart:series chart:style-name="ch9" chart:values-cell-range-address="Feuille1.D2:Feuille1.D15" chart:label-cell-address="Feuille1.D1:Feuille1.D1" chart:class="chart:scatter">
            <chart:domain table:cell-range-address="Feuille1.A2:Feuille1.A15"/>
            <chart:data-point chart:repeated="14"/>
          </chart:series>
          <chart:series chart:style-name="ch10" chart:values-cell-range-address="Feuille1.F2:Feuille1.F15" chart:label-cell-address="Feuille1.F1:Feuille1.F1" chart:class="chart:scatter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Fibre seule</text:p>
                <draw:g>
                  <svg:desc>Feuille1.D1:Feuille1.D1</svg:desc>
                </draw:g>
              </table:table-cell>
              <table:table-cell office:value-type="string">
                <text:p>Coax seul</text:p>
                <draw:g>
                  <svg:desc>Feuille1.F1:Feuille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Feuille1.A2:Feuille1.A15</svg:desc>
                </draw:g>
              </table:table-cell>
              <table:table-cell office:value-type="float" office:value="-17.44">
                <text:p>-17.44</text:p>
                <draw:g>
                  <svg:desc>Feuille1.D2:Feuille1.D15</svg:desc>
                </draw:g>
              </table:table-cell>
              <table:table-cell office:value-type="float" office:value="-62.19">
                <text:p>-62.19</text:p>
                <draw:g>
                  <svg:desc>Feuille1.F2:Feuille1.F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0">
                <text:p>950</text:p>
              </table:table-cell>
              <table:table-cell office:value-type="float" office:value="-13.56">
                <text:p>-13.56</text:p>
              </table:table-cell>
              <table:table-cell office:value-type="float" office:value="-53.58">
                <text:p>-53.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0">
                <text:p>700</text:p>
              </table:table-cell>
              <table:table-cell office:value-type="float" office:value="-18.9">
                <text:p>-18.9</text:p>
              </table:table-cell>
              <table:table-cell office:value-type="float" office:value="-42.83">
                <text:p>-42.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-32.18">
                <text:p>-32.18</text:p>
              </table:table-cell>
              <table:table-cell office:value-type="float" office:value="-36.68">
                <text:p>-36.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-34.82">
                <text:p>-34.82</text:p>
              </table:table-cell>
              <table:table-cell office:value-type="float" office:value="-27.96">
                <text:p>-27.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-20.71">
                <text:p>-20.71</text:p>
              </table:table-cell>
              <table:table-cell office:value-type="float" office:value="-16.43">
                <text:p>-16.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-25.81">
                <text:p>-25.81</text:p>
              </table:table-cell>
              <table:table-cell office:value-type="float" office:value="-12.2">
                <text:p>-12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-39.93">
                <text:p>-39.93</text:p>
              </table:table-cell>
              <table:table-cell office:value-type="float" office:value="-11.86">
                <text:p>-11.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-9.36">
                <text:p>-9.36</text:p>
              </table:table-cell>
              <table:table-cell office:value-type="float" office:value="-5.05">
                <text:p>-5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12.05">
                <text:p>-12.05</text:p>
              </table:table-cell>
              <table:table-cell office:value-type="float" office:value="-3.59">
                <text:p>-3.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-19.54">
                <text:p>-19.54</text:p>
              </table:table-cell>
              <table:table-cell office:value-type="float" office:value="-7.22">
                <text:p>-7.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-19.93">
                <text:p>-19.93</text:p>
              </table:table-cell>
              <table:table-cell office:value-type="float" office:value="-4.86">
                <text:p>-4.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-22.56">
                <text:p>-22.56</text:p>
              </table:table-cell>
              <table:table-cell office:value-type="float" office:value="-4.67">
                <text:p>-4.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-22.32">
                <text:p>-22.32</text:p>
              </table:table-cell>
              <table:table-cell office:value-type="float" office:value="-1.9">
                <text:p>-1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7122e39-92ed229-498d286-15e43b4-d70da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